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2.49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table:number-columns-repeated="253"/>
        </table:table-row>
        <table:table-row table:style-name="ro1">
          <table:table-cell office:value-type="string">
            <text:p>CPU GHz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53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table:number-columns-repeated="253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sts" table:style-name="ta1" table:print="false">
        <office:forms form:automatic-focus="false" form:apply-design-mode="false"/>
        <table:table-column table:style-name="co4" table:default-cell-style-name="ce1"/>
        <table:table-column table:style-name="co1" table:number-columns-repeated="255" table:default-cell-style-name="ce2"/>
        <table:table-row table:style-name="ro1">
          <table:table-cell office:value-type="string">
            <text:p>Test</text:p>
          </table:table-cell>
          <table:table-cell office:value-type="string">
            <text:p>br220k</text:p>
          </table:table-cell>
          <table:table-cell table:number-columns-repeated="254"/>
        </table:table-row>
        <table:table-row table:style-name="ro2">
          <table:table-cell office:value-type="string">
            <text:p>App</text:p>
          </table:table-cell>
          <table:table-cell office:value-type="string">
            <text:p>bond_risk</text:p>
          </table:table-cell>
          <table:table-cell table:number-columns-repeated="254"/>
        </table:table-row>
        <table:table-row table:style-name="ro1">
          <table:table-cell office:value-type="string">
            <text:p>Compiled on</text:p>
          </table:table-cell>
          <table:table-cell office:value-type="string">
            <text:p>Athlon</text:p>
          </table:table-cell>
          <table:table-cell table:number-columns-repeated="254"/>
        </table:table-row>
        <table:table-row table:style-name="ro1">
          <table:table-cell office:value-type="string">
            <text:p>Size</text:p>
          </table:table-cell>
          <table:table-cell office:value-type="string">
            <text:p>46m</text:p>
          </table:table-cell>
          <table:table-cell table:number-columns-repeated="254"/>
        </table:table-row>
        <table:table-row table:style-name="ro2">
          <table:table-cell office:value-type="string">
            <text:p>Num Objects</text:p>
          </table:table-cell>
          <table:table-cell office:value-type="string">
            <text:p>220k</text:p>
          </table:table-cell>
          <table:table-cell table:number-columns-repeated="254"/>
        </table:table-row>
        <table:table-row table:style-name="ro1">
          <table:table-cell office:value-type="string">
            <text:p>Mode</text:p>
          </table:table-cell>
          <table:table-cell office:value-type="string">
            <text:p>single-user</text:p>
          </table:table-cell>
          <table:table-cell table:number-columns-repeated="254"/>
        </table:table-row>
        <table:table-row table:style-name="ro1">
          <table:table-cell office:value-type="string">
            <text:p>User</text:p>
          </table:table-cell>
          <table:table-cell office:value-type="string">
            <text:p>non-root</text:p>
          </table:table-cell>
          <table:table-cell table:number-columns-repeated="254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r220k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>
            <text:p>#Threads</text:p>
          </table:table-cell>
          <table:table-cell table:style-name="ce1" office:value-type="string">
            <text:p>Athlon</text:p>
          </table:table-cell>
          <table:table-cell table:style-name="ce1" office:value-type="string">
            <text:p>Optero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1122">
            <text:p>26.11</text:p>
          </table:table-cell>
          <table:table-cell office:value-type="float" office:value="24.7172">
            <text:p>24.7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5981">
            <text:p>15.6</text:p>
          </table:table-cell>
          <table:table-cell office:value-type="float" office:value="11.9903">
            <text:p>11.99</text:p>
          </table:table-cell>
          <table:table-cell/>
          <table:table-cell>
            <draw:frame table:end-cell-address="br220k.N35" table:end-x="0.881cm" table:end-y="0.02cm" draw:z-index="0" draw:style-name="gr1" svg:width="20cm" svg:height="17.5cm" svg:x="1.204cm" svg:y="0.346cm">
              <draw:object draw:notify-on-update-of-ranges="br220k.A1:br220k.A1 br220k.A2:br220k.A38 br220k.B1:br220k.B1 br220k.B2:br220k.B38 br220k.C1:br220k.C1 br220k.C2:br220k.C3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702">
            <text:p>11.77</text:p>
          </table:table-cell>
          <table:table-cell office:value-type="float" office:value="7.79605">
            <text:p>7.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26">
            <text:p>10.25</text:p>
          </table:table-cell>
          <table:table-cell office:value-type="float" office:value="5.80904">
            <text:p>5.8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2448">
            <text:p>9.02</text:p>
          </table:table-cell>
          <table:table-cell office:value-type="float" office:value="4.79017">
            <text:p>4.7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5414">
            <text:p>8.54</text:p>
          </table:table-cell>
          <table:table-cell office:value-type="float" office:value="4.03345">
            <text:p>4.0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5437">
            <text:p>7.35</text:p>
          </table:table-cell>
          <table:table-cell office:value-type="float" office:value="3.63498">
            <text:p>3.6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5627">
            <text:p>7.16</text:p>
          </table:table-cell>
          <table:table-cell office:value-type="float" office:value="3.17076">
            <text:p>3.1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00965">
            <text:p>7.01</text:p>
          </table:table-cell>
          <table:table-cell office:value-type="float" office:value="2.88342">
            <text:p>2.8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92643">
            <text:p>6.93</text:p>
          </table:table-cell>
          <table:table-cell office:value-type="float" office:value="2.60094">
            <text:p>2.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83184">
            <text:p>6.83</text:p>
          </table:table-cell>
          <table:table-cell office:value-type="float" office:value="2.38942">
            <text:p>2.3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75985">
            <text:p>6.76</text:p>
          </table:table-cell>
          <table:table-cell office:value-type="float" office:value="2.1694">
            <text:p>2.1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74602">
            <text:p>6.75</text:p>
          </table:table-cell>
          <table:table-cell office:value-type="float" office:value="1.98805">
            <text:p>1.9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73175">
            <text:p>6.73</text:p>
          </table:table-cell>
          <table:table-cell office:value-type="float" office:value="1.94434">
            <text:p>1.9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71159">
            <text:p>6.71</text:p>
          </table:table-cell>
          <table:table-cell office:value-type="float" office:value="1.91918">
            <text:p>1.9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68949">
            <text:p>6.69</text:p>
          </table:table-cell>
          <table:table-cell office:value-type="float" office:value="1.87649">
            <text:p>1.8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66346">
            <text:p>6.66</text:p>
          </table:table-cell>
          <table:table-cell office:value-type="float" office:value="1.86239">
            <text:p>1.8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542">
            <text:p>6.65</text:p>
          </table:table-cell>
          <table:table-cell office:value-type="float" office:value="1.75229">
            <text:p>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64826">
            <text:p>6.65</text:p>
          </table:table-cell>
          <table:table-cell office:value-type="float" office:value="1.70327">
            <text:p>1.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5798">
            <text:p>6.66</text:p>
          </table:table-cell>
          <table:table-cell office:value-type="float" office:value="1.6829">
            <text:p>1.6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66949">
            <text:p>6.67</text:p>
          </table:table-cell>
          <table:table-cell office:value-type="float" office:value="1.67869">
            <text:p>1.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.68266">
            <text:p>6.68</text:p>
          </table:table-cell>
          <table:table-cell office:value-type="float" office:value="1.73352">
            <text:p>1.7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.69213">
            <text:p>6.69</text:p>
          </table:table-cell>
          <table:table-cell office:value-type="float" office:value="1.59602">
            <text:p>1.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.67912">
            <text:p>6.68</text:p>
          </table:table-cell>
          <table:table-cell office:value-type="float" office:value="1.63692">
            <text:p>1.6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.63183">
            <text:p>6.63</text:p>
          </table:table-cell>
          <table:table-cell office:value-type="float" office:value="1.65199">
            <text:p>1.6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.62361">
            <text:p>6.62</text:p>
          </table:table-cell>
          <table:table-cell office:value-type="float" office:value="1.57952">
            <text:p>1.5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.65517">
            <text:p>6.66</text:p>
          </table:table-cell>
          <table:table-cell office:value-type="float" office:value="1.57282">
            <text:p>1.5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.62944">
            <text:p>6.63</text:p>
          </table:table-cell>
          <table:table-cell office:value-type="float" office:value="1.57944">
            <text:p>1.5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6056">
            <text:p>6.61</text:p>
          </table:table-cell>
          <table:table-cell office:value-type="float" office:value="1.53206">
            <text:p>1.5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61463">
            <text:p>6.61</text:p>
          </table:table-cell>
          <table:table-cell office:value-type="float" office:value="1.50785">
            <text:p>1.5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63345">
            <text:p>6.63</text:p>
          </table:table-cell>
          <table:table-cell office:value-type="float" office:value="1.51353">
            <text:p>1.5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62607">
            <text:p>6.63</text:p>
          </table:table-cell>
          <table:table-cell office:value-type="float" office:value="1.51222">
            <text:p>1.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.62575">
            <text:p>6.63</text:p>
          </table:table-cell>
          <table:table-cell office:value-type="float" office:value="1.52218">
            <text:p>1.5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.62005">
            <text:p>6.62</text:p>
          </table:table-cell>
          <table:table-cell office:value-type="float" office:value="1.49715">
            <text:p>1.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.62126">
            <text:p>6.62</text:p>
          </table:table-cell>
          <table:table-cell office:value-type="float" office:value="1.47197">
            <text:p>1.4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.59801">
            <text:p>6.6</text:p>
          </table:table-cell>
          <table:table-cell office:value-type="float" office:value="1.47855">
            <text:p>1.4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.61688">
            <text:p>6.62</text:p>
          </table:table-cell>
          <table:table-cell office:value-type="float" office:value="1.46415">
            <text:p>1.46</text:p>
          </table:table-cell>
          <table:table-cell table:number-columns-repeated="2"/>
        </table:table-row>
      </table:table>
      <table:table table:name="br220k log2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>
            <text:p>#Threads</text:p>
          </table:table-cell>
          <table:table-cell table:style-name="ce1" office:value-type="string">
            <text:p>Optero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0171">
            <text:p>27.02</text:p>
          </table:table-cell>
          <table:table-cell/>
          <table:table-cell>
            <draw:frame table:end-cell-address="'br220k log2'.M34" table:end-x="0.027cm" table:end-y="0.048cm" draw:z-index="0" draw:style-name="gr1" svg:width="20cm" svg:height="17.5cm" svg:x="0.35cm" svg:y="0.374cm">
              <draw:object draw:notify-on-update-of-ranges="'br220k log2'.A1:'br220k log2'.A1 'br220k log2'.A2:'br220k log2'.A13 'br220k log2'.B1:'br220k log2'.B1 'br220k log2'.B2:'br220k log2'.B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998">
            <text:p>1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56486">
            <text:p>6.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13161">
            <text:p>3.1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88787">
            <text:p>1.8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50371">
            <text:p>1.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3589">
            <text:p>1.3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33503">
            <text:p>1.3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7.0922">
            <text:p>27.09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6.7516">
            <text:p>26.75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6.8375">
            <text:p>26.84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6.9751">
            <text:p>26.98</text:p>
          </table:table-cell>
          <table:table-cell table:number-columns-repeated="2"/>
        </table:table-row>
      </table:table>
      <table:table table:name="Timing64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.5094">
            <text:p>19.5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2742">
            <text:p>14.2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276">
            <text:p>11.7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3481">
            <text:p>10.3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69602">
            <text:p>9.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5525">
            <text:p>8.6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6954">
            <text:p>8.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1693">
            <text:p>8.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7064">
            <text:p>8.17</text:p>
          </table:table-cell>
          <table:table-cell table:number-columns-repeated="2"/>
          <table:table-cell>
            <draw:frame table:end-cell-address="Timing64.L33" table:end-x="1.542cm" table:end-y="0.478cm" draw:z-index="0" draw:style-name="gr1" svg:width="15.623cm" svg:height="13.429cm" svg:x="1.726cm" svg:y="0.419cm">
              <draw:object draw:notify-on-update-of-ranges="Timing64.A1:Timing64.A64 Timing64.B1:Timing64.B6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85468">
            <text:p>7.8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09685">
            <text:p>8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74298">
            <text:p>7.7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96923">
            <text:p>7.9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48325">
            <text:p>7.4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46196">
            <text:p>7.4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79992">
            <text:p>7.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48448">
            <text:p>7.4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.4031">
            <text:p>7.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.68274">
            <text:p>7.6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67548">
            <text:p>7.6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923">
            <text:p>7.8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81535">
            <text:p>7.8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1703">
            <text:p>7.4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51567">
            <text:p>7.5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36746">
            <text:p>7.3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3386">
            <text:p>7.34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.35403">
            <text:p>7.3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.38334">
            <text:p>7.3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3806">
            <text:p>7.3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33424">
            <text:p>7.3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23462">
            <text:p>7.2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.54736">
            <text:p>7.5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.33922">
            <text:p>7.3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.35879">
            <text:p>7.3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.49806">
            <text:p>7.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.27893">
            <text:p>7.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.32322">
            <text:p>7.3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.14852">
            <text:p>7.1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.1685">
            <text:p>7.1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.12908">
            <text:p>7.1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.20432">
            <text:p>7.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.44241">
            <text:p>7.44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.22952">
            <text:p>7.2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.18853">
            <text:p>7.19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.23571">
            <text:p>7.24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.17476">
            <text:p>7.1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.18287">
            <text:p>7.1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.25069">
            <text:p>7.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.11511">
            <text:p>7.1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.17888">
            <text:p>7.18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.10951">
            <text:p>7.1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.10708">
            <text:p>7.1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.16264">
            <text:p>7.1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.06891">
            <text:p>7.0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07942">
            <text:p>7.08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19116">
            <text:p>7.1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22364">
            <text:p>7.2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07641">
            <text:p>7.0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.19195">
            <text:p>7.1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08975">
            <text:p>7.0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.23771">
            <text:p>7.24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.23129">
            <text:p>7.2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.10246">
            <text:p>7.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.09683">
            <text:p>7.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14/05/2009</text:date>, <text:time>21:1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14T21:13:39</dc:date>
    <meta:editing-cycles>8</meta:editing-cycles>
    <meta:editing-duration>PT1H31M45S</meta:editing-duration>
    <meta:user-defined meta:name="Info 1"/>
    <meta:user-defined meta:name="Info 2"/>
    <meta:user-defined meta:name="Info 3"/>
    <meta:user-defined meta:name="Info 4"/>
    <meta:document-statistic meta:table-count="5" meta:cell-count="300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47cm" svg:y="3.139cm" chart:style-name="ch2"/>
        <chart:plot-area chart:style-name="ch3" table:cell-range-address="Timing64.A1:Timing64.B64" chart:data-source-has-labels="column" svg:x="0.16cm" svg:y="0.14cm" svg:width="5.626cm" svg:height="6.578cm">
          <chart:axis chart:dimension="x" chart:name="primary-x" chart:style-name="ch4">
            <chart:categories table:cell-range-address="Timing64.A1:Timing64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ing64.B1:Timing64.B6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5094">
                <text:p>19.5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742">
                <text:p>14.2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276">
                <text:p>11.7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481">
                <text:p>10.3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9602">
                <text:p>9.6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5525">
                <text:p>8.65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954">
                <text:p>8.26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1693">
                <text:p>8.21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064">
                <text:p>8.17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5468">
                <text:p>7.85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9685">
                <text:p>8.09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4298">
                <text:p>7.74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6923">
                <text:p>7.9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8325">
                <text:p>7.48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6196">
                <text:p>7.46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9992">
                <text:p>7.79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8448">
                <text:p>7.48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031">
                <text:p>7.4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8274">
                <text:p>7.68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7548">
                <text:p>7.67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923">
                <text:p>7.8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1535">
                <text:p>7.81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1703">
                <text:p>7.41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1567">
                <text:p>7.51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6746">
                <text:p>7.3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86">
                <text:p>7.3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5403">
                <text:p>7.35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334">
                <text:p>7.38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3806">
                <text:p>7.3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3424">
                <text:p>7.3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462">
                <text:p>7.23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4736">
                <text:p>7.5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3922">
                <text:p>7.33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5879">
                <text:p>7.3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9806">
                <text:p>7.4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7893">
                <text:p>7.278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32322">
                <text:p>7.32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4852">
                <text:p>7.14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685">
                <text:p>7.1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2908">
                <text:p>7.12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432">
                <text:p>7.20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4241">
                <text:p>7.44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2952">
                <text:p>7.22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8853">
                <text:p>7.18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3571">
                <text:p>7.23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7476">
                <text:p>7.17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287">
                <text:p>7.18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5069">
                <text:p>7.25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1511">
                <text:p>7.11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7888">
                <text:p>7.17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0951">
                <text:p>7.10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0708">
                <text:p>7.10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6264">
                <text:p>7.16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06891">
                <text:p>7.06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07942">
                <text:p>7.07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19116">
                <text:p>7.19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22364">
                <text:p>7.22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07641">
                <text:p>7.0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9195">
                <text:p>7.19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8975">
                <text:p>7.08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3771">
                <text:p>7.237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3129">
                <text:p>7.23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0246">
                <text:p>7.10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9683">
                <text:p>7.09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legend chart:legend-position="end" svg:x="17.894cm" svg:y="8.123cm" chart:style-name="ch2"/>
        <chart:plot-area chart:style-name="ch3" table:cell-range-address="br220k.A1:br220k.C38" chart:data-source-has-labels="both" svg:x="0.4cm" svg:y="0.35cm" svg:width="17.094cm" svg:height="16.45cm">
          <chart:axis chart:dimension="x" chart:name="primary-x" chart:style-name="ch4">
            <chart:categories table:cell-range-address="br220k.A2:br220k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r220k.B2:br220k.B38" chart:label-cell-address="br220k.B1:br220k.B1" chart:class="chart:line">
            <chart:data-point chart:repeated="37"/>
          </chart:series>
          <chart:series chart:style-name="ch7" chart:values-cell-range-address="br220k.C2:br220k.C38" chart:label-cell-address="br220k.C1:br220k.C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lon</text:p>
              </table:table-cell>
              <table:table-cell office:value-type="string">
                <text:p>Opter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1122">
                <text:p>26.1122</text:p>
              </table:table-cell>
              <table:table-cell office:value-type="float" office:value="24.7172">
                <text:p>24.71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981">
                <text:p>15.5981</text:p>
              </table:table-cell>
              <table:table-cell office:value-type="float" office:value="11.9903">
                <text:p>11.9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702">
                <text:p>11.7702</text:p>
              </table:table-cell>
              <table:table-cell office:value-type="float" office:value="7.79605">
                <text:p>7.7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526">
                <text:p>10.2526</text:p>
              </table:table-cell>
              <table:table-cell office:value-type="float" office:value="5.80904">
                <text:p>5.80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2448">
                <text:p>9.02448</text:p>
              </table:table-cell>
              <table:table-cell office:value-type="float" office:value="4.79017">
                <text:p>4.79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414">
                <text:p>8.5414</text:p>
              </table:table-cell>
              <table:table-cell office:value-type="float" office:value="4.03345">
                <text:p>4.03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5437">
                <text:p>7.35437</text:p>
              </table:table-cell>
              <table:table-cell office:value-type="float" office:value="3.63498">
                <text:p>3.63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5627">
                <text:p>7.15627</text:p>
              </table:table-cell>
              <table:table-cell office:value-type="float" office:value="3.17076">
                <text:p>3.1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965">
                <text:p>7.00965</text:p>
              </table:table-cell>
              <table:table-cell office:value-type="float" office:value="2.88342">
                <text:p>2.8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2643">
                <text:p>6.92643</text:p>
              </table:table-cell>
              <table:table-cell office:value-type="float" office:value="2.60094">
                <text:p>2.60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3184">
                <text:p>6.83184</text:p>
              </table:table-cell>
              <table:table-cell office:value-type="float" office:value="2.38942">
                <text:p>2.38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985">
                <text:p>6.75985</text:p>
              </table:table-cell>
              <table:table-cell office:value-type="float" office:value="2.1694">
                <text:p>2.1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4602">
                <text:p>6.74602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3175">
                <text:p>6.73175</text:p>
              </table:table-cell>
              <table:table-cell office:value-type="float" office:value="1.94434">
                <text:p>1.94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1159">
                <text:p>6.71159</text:p>
              </table:table-cell>
              <table:table-cell office:value-type="float" office:value="1.91918">
                <text:p>1.91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8949">
                <text:p>6.68949</text:p>
              </table:table-cell>
              <table:table-cell office:value-type="float" office:value="1.87649">
                <text:p>1.87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6346">
                <text:p>6.66346</text:p>
              </table:table-cell>
              <table:table-cell office:value-type="float" office:value="1.86239">
                <text:p>1.86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542">
                <text:p>6.6542</text:p>
              </table:table-cell>
              <table:table-cell office:value-type="float" office:value="1.75229">
                <text:p>1.75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826">
                <text:p>6.64826</text:p>
              </table:table-cell>
              <table:table-cell office:value-type="float" office:value="1.70327">
                <text:p>1.70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798">
                <text:p>6.65798</text:p>
              </table:table-cell>
              <table:table-cell office:value-type="float" office:value="1.6829">
                <text:p>1.6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6949">
                <text:p>6.66949</text:p>
              </table:table-cell>
              <table:table-cell office:value-type="float" office:value="1.67869">
                <text:p>1.67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8266">
                <text:p>6.68266</text:p>
              </table:table-cell>
              <table:table-cell office:value-type="float" office:value="1.73352">
                <text:p>1.73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9213">
                <text:p>6.69213</text:p>
              </table:table-cell>
              <table:table-cell office:value-type="float" office:value="1.59602">
                <text:p>1.59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7912">
                <text:p>6.67912</text:p>
              </table:table-cell>
              <table:table-cell office:value-type="float" office:value="1.63692">
                <text:p>1.63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3183">
                <text:p>6.63183</text:p>
              </table:table-cell>
              <table:table-cell office:value-type="float" office:value="1.65199">
                <text:p>1.65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2361">
                <text:p>6.62361</text:p>
              </table:table-cell>
              <table:table-cell office:value-type="float" office:value="1.57952">
                <text:p>1.5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5517">
                <text:p>6.65517</text:p>
              </table:table-cell>
              <table:table-cell office:value-type="float" office:value="1.57282">
                <text:p>1.57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2944">
                <text:p>6.62944</text:p>
              </table:table-cell>
              <table:table-cell office:value-type="float" office:value="1.57944">
                <text:p>1.5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056">
                <text:p>6.6056</text:p>
              </table:table-cell>
              <table:table-cell office:value-type="float" office:value="1.53206">
                <text:p>1.53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1463">
                <text:p>6.61463</text:p>
              </table:table-cell>
              <table:table-cell office:value-type="float" office:value="1.50785">
                <text:p>1.50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3345">
                <text:p>6.63345</text:p>
              </table:table-cell>
              <table:table-cell office:value-type="float" office:value="1.51353">
                <text:p>1.51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2607">
                <text:p>6.62607</text:p>
              </table:table-cell>
              <table:table-cell office:value-type="float" office:value="1.51222">
                <text:p>1.51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2575">
                <text:p>6.62575</text:p>
              </table:table-cell>
              <table:table-cell office:value-type="float" office:value="1.52218">
                <text:p>1.52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2005">
                <text:p>6.62005</text:p>
              </table:table-cell>
              <table:table-cell office:value-type="float" office:value="1.49715">
                <text:p>1.4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2126">
                <text:p>6.62126</text:p>
              </table:table-cell>
              <table:table-cell office:value-type="float" office:value="1.47197">
                <text:p>1.47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9801">
                <text:p>6.59801</text:p>
              </table:table-cell>
              <table:table-cell office:value-type="float" office:value="1.47855">
                <text:p>1.47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1688">
                <text:p>6.61688</text:p>
              </table:table-cell>
              <table:table-cell office:value-type="float" office:value="1.46415">
                <text:p>1.46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legend chart:legend-position="end" svg:x="17.894cm" svg:y="8.39cm" chart:style-name="ch2"/>
        <chart:plot-area chart:style-name="ch3" table:cell-range-address="'br220k log2'.A1:'br220k log2'.B13" chart:data-source-has-labels="both" svg:x="0.4cm" svg:y="0.35cm" svg:width="17.094cm" svg:height="16.45cm">
          <chart:axis chart:dimension="x" chart:name="primary-x" chart:style-name="ch4">
            <chart:categories table:cell-range-address="'br220k log2'.A2:'br220k log2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r220k log2'.B2:'br220k log2'.B13" chart:label-cell-address="'br220k log2'.B1:'br220k log2'.B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er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0171">
                <text:p>27.01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998">
                <text:p>11.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6486">
                <text:p>6.56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3161">
                <text:p>3.13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8787">
                <text:p>1.88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371">
                <text:p>1.50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589">
                <text:p>1.35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3503">
                <text:p>1.335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0922">
                <text:p>27.09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.7516">
                <text:p>26.75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6.8375">
                <text:p>26.837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6.9751">
                <text:p>26.97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